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1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b75b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table:number-columns-repeated="8"/>
          <table:table-cell table:style-name="ce2" table:formula="of:=SUMIF([.A4:.H4];1;[.A3:.H3])" office:value-type="float" office:value="219" calcext:value-type="float">
            <text:p>219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C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 table:number-columns-spanned="5" table:number-rows-spanned="1">
            <text:p>ZA POMOCĄ 4 BITÓW NAJWIĘKSZA 15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number-rows-repeated="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kusz2" table:style-name="ta1">
        <table:table-column table:style-name="co3" table:default-cell-style-name="ce7"/>
        <table:table-column table:style-name="co4" table:number-columns-repeated="9" table:default-cell-style-name="ce7"/>
        <table:table-row table:style-name="ro3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8"/>
        </table:table-row>
        <table:table-row table:style-name="ro3">
          <table:table-cell table:style-name="ce3" table:formula="of:=TRUNC([.A1]/[.$B$1])" office:value-type="float" office:value="64" calcext:value-type="float">
            <text:p>64</text:p>
          </table:table-cell>
          <table:table-cell table:style-name="ce3" table:formula="of:=MOD([.A1];[.$B$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3" table:formula="of:=TRUNC([.A2]/[.$B$1])" office:value-type="float" office:value="4" calcext:value-type="float">
            <text:p>4</text:p>
          </table:table-cell>
          <table:table-cell table:style-name="ce3" table:formula="of:=MOD([.A2];[.$B$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3" table:formula="of:=TRUNC([.A3]/[.$B$1])" office:value-type="float" office:value="0" calcext:value-type="float">
            <text:p>0</text:p>
          </table:table-cell>
          <table:table-cell table:style-name="ce3" table:formula="of:=MOD([.A3];[.$B$1])"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table:style-name="ce3" table:formula="of:=TRUNC([.A4]/[.$B$1])" office:value-type="float" office:value="0" calcext:value-type="float">
            <text:p>0</text:p>
          </table:table-cell>
          <table:table-cell table:style-name="ce3" table:formula="of:=MOD([.A4];[.$B$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 table:number-rows-repeated="78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06:58.29628288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04.461743814</meta:creation-date>
    <dc:date>2020-01-23T11:40:02.042545623</dc:date>
    <meta:editing-duration>PT24M26S</meta:editing-duration>
    <meta:editing-cycles>3</meta:editing-cycles>
    <meta:generator>LibreOffice/6.0.7.3$Linux_X86_64 LibreOffice_project/00m0$Build-3</meta:generator>
    <meta:document-statistic meta:table-count="2" meta:cell-count="69" meta:object-count="0"/>
  </office:meta>
</office:document-meta>
</file>